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4.733cm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Taste</text:p>
          </table:table-cell>
          <table:table-cell office:value-type="string">
            <text:p>Aufgabenr.</text:p>
          </table:table-cell>
          <table:table-cell office:value-type="string">
            <text:p>Aufgab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office:value-type="string">
            <text:p>Stop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Auf der Stelle drehen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1 Meter nach links &amp; rechts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Hindernissen ausweichen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Wanzenverhalten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Mottenverhalten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Linie finden &amp; folgen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Objekt suchen und folgen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Objekte kartier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19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36S</meta:editing-duration>
    <meta:editing-cycles>4</meta:editing-cycles>
    <meta:generator>OpenOffice/4.1.3$Win32 OpenOffice.org_project/413m1$Build-9783</meta:generator>
    <dc:date>2017-12-20T19:04:54.87</dc:date>
    <dc:creator>Viktor Lau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